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arial" svg:font-family="arial"/>
    <style:font-face style:font-pitch="variable" style:name="DejaVu Sans2" svg:font-family="'DejaVu Sans'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3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442a27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442a27" style:font-name="Arial" style:font-size-asian="11pt" style:font-size-complex="11pt"/>
    </style:style>
    <style:style style:family="paragraph" style:name="P3" style:parent-style-name="UrbanBody">
      <style:paragraph-properties fo:margin-bottom="0cm" fo:margin-left="0cm" fo:margin-right="0cm" fo:margin-top="0cm" fo:text-indent="0cm" loext:contextual-spacing="false" style:auto-text-indent="false" style:writing-mode="lr-tb"/>
    </style:style>
    <style:style style:family="paragraph" style:name="P4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style:font-name="Arial" style:font-size-asian="10.5pt" style:font-size-complex="10.5pt"/>
    </style:style>
    <style:style style:family="paragraph" style:name="P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2bd317" style:font-name="Arial" style:font-size-asian="10.5pt" style:font-size-complex="10.5pt"/>
    </style:style>
    <style:style style:family="paragraph" style:name="P6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style:font-name="Arial" style:font-size-asian="10.5pt" style:font-size-complex="10.5pt"/>
    </style:style>
    <style:style style:family="paragraph" style:name="P7" style:parent-style-name="UrbanBody">
      <style:paragraph-properties fo:margin-bottom="0cm" fo:margin-left="0cm" fo:margin-right="0cm" fo:margin-top="0cm" fo:text-align="justify" fo:text-indent="0cm" loext:contextual-spacing="false" style:auto-text-indent="false" style:justify-single-word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8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officeooo:paragraph-rsid="00444b31" style:font-name="Arial" style:font-size-asian="10.5pt" style:font-size-complex="10.5pt"/>
    </style:style>
    <style:style style:family="paragraph" style:name="P9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/>
    </style:style>
    <style:style style:family="paragraph" style:name="P10" style:parent-style-name="UrbanTitle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4pt" officeooo:paragraph-rsid="00442a27" officeooo:rsid="00292091" style:font-size-asian="14pt" style:font-size-complex="14pt" style:text-underline-style="none"/>
    </style:style>
    <style:style style:family="paragraph" style:name="P11" style:parent-style-name="Standard">
      <style:paragraph-properties fo:margin-left="0cm" fo:margin-right="0cm" fo:text-align="justify" fo:text-indent="0cm" style:auto-text-indent="false" style:justify-single-word="false"/>
      <style:text-properties fo:font-size="10.5pt" officeooo:paragraph-rsid="00236e40" style:font-name="Arial" style:font-size-asian="10.5pt" style:font-size-complex="10.5pt"/>
    </style:style>
    <style:style style:family="paragraph" style:name="P12" style:parent-style-name="Standard">
      <style:paragraph-properties fo:margin-left="0cm" fo:margin-right="0cm" fo:text-align="justify" fo:text-indent="0cm" style:auto-text-indent="false" style:justify-single-word="false"/>
      <style:text-properties fo:background-color="transparent" fo:country="BE" fo:font-size="10.5pt" fo:language="fr" officeooo:paragraph-rsid="00236e40" style:font-name="Arial" style:font-name-complex="Arial" style:font-size-asian="10.5pt" style:font-size-complex="10.5pt"/>
    </style:style>
    <style:style style:family="paragraph" style:name="P13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c08e0" style:font-name="Arial" style:font-size-asian="10.5pt" style:font-size-complex="10.5pt"/>
    </style:style>
    <style:style style:family="paragraph" style:name="P14" style:parent-style-name="UrbanBody">
      <style:paragraph-properties fo:margin-left="0cm" fo:margin-right="0cm" fo:text-align="justify" fo:text-indent="0cm" style:auto-text-indent="false" style:justify-single-word="false"/>
      <style:text-properties fo:font-size="10.5pt" officeooo:paragraph-rsid="003e40b4" style:font-name="Arial" style:font-size-asian="10.5pt" style:font-size-complex="10.5pt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42a27" style:font-name="Arial" style:font-size-asian="10pt" style:font-size-complex="10pt"/>
    </style:style>
    <style:style style:family="paragraph" style:name="P16" style:parent-style-name="UrbanTitle">
      <style:text-properties fo:font-size="14pt" officeooo:paragraph-rsid="00292091" officeooo:rsid="00292091" style:font-size-asian="14pt" style:font-size-complex="14pt" style:text-underline-style="none"/>
    </style:style>
    <style:style style:family="paragraph" style:name="P17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background-color="transparent" fo:font-weight="bold" loext:char-shading-value="0" officeooo:rsid="0025c133" style:font-weight-asian="bold" style:font-weight-complex="bold"/>
    </style:style>
    <style:style style:family="text" style:name="T5">
      <style:text-properties fo:country="BE" fo:language="fr" officeooo:rsid="001beed8" style:font-name="Arial" style:font-name-complex="Arial"/>
    </style:style>
    <style:style style:family="text" style:name="T6">
      <style:text-properties fo:background-color="transparent" fo:country="BE" fo:language="fr" loext:char-shading-value="0" officeooo:rsid="001beed8" style:font-name="Arial" style:font-name-complex="Arial"/>
    </style:style>
    <style:style style:family="text" style:name="T7">
      <style:text-properties officeooo:rsid="00362119"/>
    </style:style>
    <style:style style:family="text" style:name="T8">
      <style:text-properties officeooo:rsid="0032db18"/>
    </style:style>
    <style:style style:family="text" style:name="T9">
      <style:text-properties fo:country="BE" fo:language="fr" style:font-name-complex="Arial"/>
    </style:style>
    <style:style style:family="text" style:name="T10">
      <style:text-properties fo:country="BE" fo:language="fr" officeooo:rsid="00236e40" style:font-name-complex="Arial"/>
    </style:style>
    <style:style style:family="text" style:name="T11">
      <style:text-properties fo:country="BE" fo:language="fr" officeooo:rsid="002d22d9" style:font-name-complex="Arial"/>
    </style:style>
    <style:style style:family="text" style:name="T12">
      <style:text-properties fo:country="BE" fo:language="fr" officeooo:rsid="0032db18" style:font-name-complex="Arial"/>
    </style:style>
    <style:style style:family="text" style:name="T13">
      <style:text-properties fo:background-color="transparent" fo:country="BE" fo:language="fr" loext:char-shading-value="0" style:font-name-complex="Arial"/>
    </style:style>
    <style:style style:family="text" style:name="T14">
      <style:text-properties fo:background-color="transparent" fo:country="BE" fo:language="fr" loext:char-shading-value="0" officeooo:rsid="00236e40" style:font-name-complex="Arial"/>
    </style:style>
    <style:style style:family="text" style:name="T15">
      <style:text-properties fo:background-color="transparent" fo:country="BE" fo:language="fr" loext:char-shading-value="0" officeooo:rsid="0032db18" style:font-name-complex="Arial"/>
    </style:style>
    <style:style style:family="text" style:name="T16">
      <style:text-properties fo:background-color="transparent" fo:country="BE" fo:language="fr" loext:char-shading-value="0" officeooo:rsid="002d22d9" style:font-name-complex="Arial"/>
    </style:style>
    <style:style style:family="text" style:name="T17">
      <style:text-properties fo:background-color="transparent" fo:country="BE" fo:language="fr" loext:char-shading-value="0" officeooo:rsid="0023e221" style:font-name-complex="Arial"/>
    </style:style>
    <style:style style:family="text" style:name="T18">
      <style:text-properties fo:background-color="transparent" fo:country="BE" fo:language="fr" loext:char-shading-value="0" officeooo:rsid="0033fd4c" style:font-name-complex="Arial"/>
    </style:style>
    <style:style style:family="text" style:name="T19">
      <style:text-properties fo:background-color="transparent" fo:country="BE" fo:language="fr" loext:char-shading-value="0" officeooo:rsid="00347b4e" style:font-name-complex="Arial"/>
    </style:style>
    <style:style style:family="text" style:name="T20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2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24">
      <style:text-properties fo:font-style="normal" fo:font-weight="normal" officeooo:rsid="0084aa93" style:font-name="arial" style:font-name-complex="Arial" style:font-style-asian="normal" style:font-style-complex="normal" style:font-weight-asian="normal" style:font-weight-complex="normal" style:text-underline-style="none"/>
    </style:style>
    <style:style style:family="text" style:name="T2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9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3" style:font-name-complex="DejaVu Sans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20"><text:text-input text:description="">tool.getCityName()</text:text-input></text:span></text:span><text:span text:style-name="T21">, le </text:span><text:span text:style-name="T21"><text:text-input text:description="">licence_view.format_date()</text:text-input></text:span></text:p>
            <text:p text:style-name="P1"><text:span text:style-name="T22"><text:conditional-text text:condition="ooow:&quot;view.do_mailing()&quot;" text:string-value-if-false="" text:string-value-if-true="&quot;mailed_data.getSignaletic()&quot;">mailed_data.getSignaletic()</text:conditional-text></text:span><text:span text:style-name="T23"><text:s/></text:span><text:span text:style-name="T22"><text:conditional-text text:condition="ooow:&quot;view.do_mailing()&quot;" text:string-value-if-false="" text:string-value-if-true="&quot;None&quot;">None</text:conditional-text></text:span><text:span text:style-name="T23"><text:s/></text:span><text:span text:style-name="T22"><text:conditional-text text:condition="ooow:&quot;view.do_mailing()&quot;" text:string-value-if-false="" text:string-value-if-true="&quot;None&quot;">None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street&quot;">mailed_data.street</text:conditional-text></text:span><text:span text:style-name="T22">, </text:span><text:span text:style-name="T22"><text:conditional-text text:condition="ooow:&quot;view.do_mailing()&quot;" text:string-value-if-false="" text:string-value-if-true="&quot;mailed_data.number&quot;">mailed_data.number</text:conditional-text></text:span><text:span text:style-name="T23"><text:line-break/></text:span><text:span text:style-name="T22"><text:conditional-text text:condition="ooow:&quot;view.do_mailing()&quot;" text:string-value-if-false="" text:string-value-if-true="&quot;mailed_data.zipcode&quot;">mailed_data.zipcode</text:conditional-text></text:span><text:span text:style-name="T22"> </text:span><text:span text:style-name="T22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Lettre d'information au demandeur</text:p>
      <text:p text:style-name="P16">Transmis dossier à la DPA, à la DGO4 <text:span text:style-name="T8">et à la DGO6</text:span></text:p>
      <text:p text:style-name="P3"/>
      <text:p text:style-name="P17"><text:span text:style-name="T2"/></text:p>
      <text:p text:style-name="P4"/>
      <text:p text:style-name="P5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licence_view.get_parcels()</text:text-input></text:span></text:p>
      <text:p text:style-name="P4"/>
      <text:p text:style-name="P8"><text:span text:style-name="T24"><text:tab/>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</text:span></text:p>
      <text:p text:style-name="P4"/>
      <text:p text:style-name="P13"><text:span text:style-name="T5"><office:annotation><dc:creator>bleybaert</dc:creator><dc:date>2018-11-20T11:43:28.609595569</dc:date><loext:sender-initials>ble</loext:sender-initials><text:p text:style-name="P18">do text if "DGO3" in licence_helper.regional_authority and "DGO4" in licence_helper.regional_authority</text:p></office:annotation></text:span><text:span text:style-name="T10">Nous avons</text:span><text:span text:style-name="T9"> l’honneur de vous informer que votre deman</text:span><text:span text:style-name="T13">de de </text:span><text:span text:style-name="T14">permis </text:span><text:span text:style-name="T15">intégré</text:span><text:span text:style-name="T13"> a été</text:span><text:span text:style-name="T9"> </text:span><text:span text:style-name="T11">transmise le </text:span><text:span text:style-name="T12"><text:text-input text:description="">licence_view.format_date(self.getLastDeposit().getTransmitDate())</text:text-input></text:span><text:span text:style-name="T11"><text:s/>au</text:span><text:span text:style-name="T9"> Fonctionnaire techniq</text:span><text:span text:style-name="T13">ue, </text:span><text:span text:style-name="T16"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3"><text:span text:style-name="T6"><office:annotation><dc:creator>bleybaert</dc:creator><dc:date>2018-11-20T11:43:35.570560569</dc:date><loext:sender-initials>ble</loext:sender-initials><text:p text:style-name="P18">do text if <text:s/>"DGO3" in licence_helper.regional_authority and not "DGO4" in licence_helper.regional_authority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</text:span><text:span text:style-name="T13"> Fonctionnaire technique </text:span><text:span text:style-name="T15">ainsi qu'au Fonctionnaire des implantations commerciales </text:span><text:span text:style-name="T13">du Service Public de Wallonie.</text:span></text:p>
      <text:p text:style-name="P14"><text:span text:style-name="T6"><office:annotation><dc:creator>bleybaert</dc:creator><dc:date>2018-11-20T11:43:39.162220459</dc:date><loext:sender-initials>ble</loext:sender-initials><text:p text:style-name="P18">do text if "DGO4" in licence_helper.regional_authority and not "DGO3" in licence_helper.regional_authority</text:p></office:annotation></text:span><text:span text:style-name="T14">Nous avons</text:span><text:span text:style-name="T13"> l’honneur de vous informer que votre demande de </text:span><text:span text:style-name="T14">permis </text:span><text:span text:style-name="T15">intégré</text:span><text:span text:style-name="T13"> a été </text:span><text:span text:style-name="T16">transmise le </text:span><text:span text:style-name="T15"><text:text-input text:description="">licence_view.format_date(self.getLastDeposit().getTransmitDate())</text:text-input></text:span><text:span text:style-name="T16"><text:s/>au </text:span><text:span text:style-name="T13">Fonctionnaire délégué </text:span><text:span text:style-name="T15">ainsi qu'au Fonctionnaire des implantations commerciales </text:span><text:span text:style-name="T13">du Service Public de Wallonie.</text:span></text:p>
      <text:p text:style-name="P12"/>
      <text:p text:style-name="P11"><text:span text:style-name="T14">Conformément au </text:span><text:span text:style-name="T15">décret du 5 février 2015 relatif aux implantations commerciales </text:span><text:span text:style-name="T14">et à</text:span><text:span text:style-name="T13"> titre d’information, le</text:span><text:span text:style-name="T15">s Fonctionnaires </text:span><text:span text:style-name="T13">dispose</text:span><text:span text:style-name="T17">nt</text:span><text:span text:style-name="T13"> d’un délai de 20 jours, à dater du jour o</text:span><text:span text:style-name="T15">ù</text:span><text:span text:style-name="T13"> il</text:span><text:span text:style-name="T17">s</text:span><text:span text:style-name="T13"> reçoi</text:span><text:span text:style-name="T17">ven</text:span><text:span text:style-name="T13">t ladite demande pour statuer sur </text:span><text:span text:style-name="T15">le</text:span><text:span text:style-name="T13"> caractère</text:span><text:span text:style-name="T15"> complet et recevable </text:span><text:span text:style-name="T13">de celle-ci. </text:span><text:span text:style-name="T18">Si ce délai est dépassé, votre dossier </text:span><text:span text:style-name="T19">sera</text:span><text:span text:style-name="T18"> considéré comme complet et recevable.</text:span></text:p>
      <text:p text:style-name="P6"/>
      <text:p text:style-name="P7"><text:tab/><text:span text:style-name="T24">Demeurant à votre disposition, nous vous prions d'agréer, </text:span><text:span text:style-name="T24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4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5:52.069288791</dc:date>
    <dc:language>fr-FR</dc:language>
    <meta:editing-cycles>91</meta:editing-cycles>
    <meta:editing-duration>P1DT8H1M23S</meta:editing-duration>
    <meta:document-statistic meta:table-count="1" meta:image-count="0" meta:object-count="0" meta:page-count="1" meta:paragraph-count="17" meta:word-count="237" meta:character-count="1972" meta:non-whitespace-character-count="1773"/>
    <meta:user-defined meta:name="Info 1"/>
    <meta:user-defined meta:name="Info 2"/>
    <meta:user-defined meta:name="Info 3"/>
    <meta:user-defined meta:name="Info 4"/>
  </office:meta>
</office:document-meta>
</file>